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 have experience over 30 years in furniture making.</text:p>
      <text:p text:style-name="Standard">Traditionally we have been involved in furniture. </text:p>
      <text:p text:style-name="Standard">After having experience of over 30 years we are now taking our business on-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2-04T11:49:15</meta:creation-date>
    <meta:generator>LibreOffice/3.3$Unix LibreOffice_project/330m19$Build-401</meta:generator>
    <meta:document-statistic meta:table-count="0" meta:image-count="0" meta:object-count="0" meta:page-count="1" meta:paragraph-count="3" meta:word-count="30" meta:character-count="183"/>
    <dc:date>2015-02-04T12:00:20</dc:date>
    <meta:editing-duration>PT11M7S</meta:editing-duration>
    <meta:editing-cycles>1</meta:editing-cycles>
  </office:meta>
</office:document-meta>
</file>